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="Arrow_20_concave" draw:marker-start-width="0.254cm" draw:marker-end="Arrow_20_concave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874cm" svg:y1="2.579cm" svg:x2="2.877cm" svg:y2="7.563cm">
          <text:p/>
        </draw:line>
        <draw:line draw:style-name="gr2" draw:text-style-name="P1" draw:layer="layout" svg:x1="4.375cm" svg:y1="2.579cm" svg:x2="4.378cm" svg:y2="7.563cm">
          <text:p/>
        </draw:line>
        <draw:line draw:style-name="gr1" draw:text-style-name="P1" draw:layer="layout" svg:x1="3.63cm" svg:y1="2.143cm" svg:x2="3.633cm" svg:y2="7.127cm">
          <text:p/>
        </draw:line>
        <draw:line draw:style-name="gr1" draw:text-style-name="P1" draw:layer="layout" svg:x1="5.167cm" svg:y1="2.152cm" svg:x2="5.17cm" svg:y2="7.136cm">
          <text:p/>
        </draw:line>
        <draw:line draw:style-name="gr1" draw:text-style-name="P1" draw:layer="layout" svg:x1="5.168cm" svg:y1="2.152cm" svg:x2="5.171cm" svg:y2="7.136cm">
          <text:p/>
        </draw:line>
        <draw:line draw:style-name="gr1" draw:text-style-name="P1" draw:layer="layout" svg:x1="4.371cm" svg:y1="7.554cm" svg:x2="2.878cm" svg:y2="7.563cm">
          <text:p/>
        </draw:line>
        <draw:line draw:style-name="gr1" draw:text-style-name="P1" draw:layer="layout" svg:x1="5.167cm" svg:y1="7.136cm" svg:x2="3.633cm" svg:y2="7.128cm">
          <text:p/>
        </draw:line>
        <draw:line draw:style-name="gr1" draw:text-style-name="P1" draw:layer="layout" svg:x1="2.866cm" svg:y1="7.554cm" svg:x2="3.611cm" svg:y2="7.126cm">
          <text:p/>
        </draw:line>
        <draw:line draw:style-name="gr1" draw:text-style-name="P1" draw:layer="layout" svg:x1="4.385cm" svg:y1="7.554cm" svg:x2="5.13cm" svg:y2="7.126cm">
          <text:p/>
        </draw:line>
        <draw:custom-shape draw:style-name="gr3" draw:text-style-name="P1" draw:layer="layout" svg:width="2.226cm" svg:height="0.411cm" svg:x="2.905cm" svg:y="4.528cm">
          <text:p/>
          <draw:enhanced-geometry svg:viewBox="0 0 21600 21600" draw:glue-points="?f6 0 10800 ?f8 ?f11 10800 ?f9 21600 10800 ?f10 ?f5 10800" draw:text-areas="?f3 ?f3 ?f4 ?f4" draw:type="parallelogram" draw:modifiers="7059.805285118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226cm" svg:height="0.411cm" svg:x="2.905cm" svg:y="3.792cm">
          <text:p/>
          <draw:enhanced-geometry svg:viewBox="0 0 21600 21600" draw:glue-points="?f6 0 10800 ?f8 ?f11 10800 ?f9 21600 10800 ?f10 ?f5 10800" draw:text-areas="?f3 ?f3 ?f4 ?f4" draw:type="parallelogram" draw:modifiers="7059.805285118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384cm" svg:y1="2.579cm" svg:x2="4.387cm" svg:y2="7.563cm">
          <text:p/>
        </draw:line>
        <draw:line draw:style-name="gr1" draw:text-style-name="P1" draw:layer="layout" svg:x1="5.404cm" svg:y1="4.52cm" svg:x2="6.033cm" svg:y2="4.52cm">
          <text:p/>
        </draw:line>
        <draw:line draw:style-name="gr1" draw:text-style-name="P1" draw:layer="layout" svg:x1="5.405cm" svg:y1="3.802cm" svg:x2="6.034cm" svg:y2="3.802cm">
          <text:p/>
        </draw:line>
        <draw:line draw:style-name="gr1" draw:text-style-name="P1" draw:layer="layout" svg:x1="5.406cm" svg:y1="7.175cm" svg:x2="6.035cm" svg:y2="7.175cm">
          <text:p/>
        </draw:line>
        <draw:frame draw:style-name="gr4" draw:text-style-name="P3" draw:layer="layout" svg:width="0.891cm" svg:height="0.645cm" svg:x="6.17cm" svg:y="3.831cm">
          <draw:text-box>
            <text:p text:style-name="P2"><text:span text:style-name="T1">dh</text:span></text:p>
          </draw:text-box>
        </draw:frame>
        <draw:line draw:style-name="gr5" draw:text-style-name="P1" draw:layer="layout" svg:x1="5.702cm" svg:y1="4.581cm" svg:x2="5.702cm" svg:y2="7.134cm">
          <text:p/>
        </draw:line>
        <draw:frame draw:style-name="gr4" draw:text-style-name="P3" draw:layer="layout" svg:width="0.697cm" svg:height="0.645cm" svg:x="5.762cm" svg:y="5.541cm">
          <draw:text-box>
            <text:p text:style-name="P2"><text:span text:style-name="T1">h</text:span></text:p>
          </draw:text-box>
        </draw:frame>
        <draw:custom-shape draw:style-name="gr6" draw:text-style-name="P1" draw:layer="layout" svg:width="0.227cm" svg:height="0.568cm" svg:x="6.072cm" svg:y="3.87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4.469cm" svg:height="1.199cm" svg:x="2.327cm" svg:y="7.721cm">
          <draw:text-box>
            <text:p text:style-name="P4"><text:span text:style-name="T2">Gas column with </text:span></text:p>
            <text:p text:style-name="P4"><text:span text:style-name="T2">cross section area </text:span><text:span text:style-name="T3">A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8T22:12:21</meta:creation-date>
    <dc:creator>Jussi Eloranta</dc:creator>
    <dc:date>2008-04-18T22:37:46</dc:date>
    <meta:editing-cycles>13</meta:editing-cycles>
    <meta:editing-duration>PT25M27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